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fo:min-height="0.712cm"/>
    </style:style>
    <style:style style:name="gr2" style:family="graphic" style:parent-style-name="standard">
      <style:graphic-properties svg:stroke-width="0.081cm" svg:stroke-color="#0066b3" draw:marker-start="Arrow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Dashed_20__28_var_29_" svg:stroke-width="0.081cm" svg:stroke-color="#0066b3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svg:stroke-width="0.044cm" draw:stroke-linejoin="miter" draw:fill="solid" draw:fill-color="#ff0000"/>
    </style:style>
    <style:style style:name="gr8" style:family="graphic" style:parent-style-name="standard">
      <style:graphic-properties draw:stroke="none" svg:stroke-width="0.044cm" draw:stroke-linejoin="miter" draw:fill="solid" draw:fill-color="#0000ff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0066b3"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style:paragraph-properties fo:text-align="center"/>
      <style:text-properties fo:font-weight="bold"/>
    </style:style>
    <style:style style:name="P4" style:family="paragraph">
      <loext:graphic-properties draw:fill="none"/>
      <style:paragraph-properties fo:text-align="center"/>
      <style:text-properties fo:font-weight="bold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solid" draw:fill-color="#ff0000"/>
    </style:style>
    <style:style style:name="P8" style:family="paragraph">
      <loext:graphic-properties draw:fill="solid" draw:fill-color="#0000ff"/>
    </style:style>
    <style:style style:name="T1" style:family="text">
      <style:text-properties fo:color="#0066b3" style:text-position="0% 100%" fo:font-size="14pt" fo:font-style="normal" style:text-underline-style="solid" style:text-underline-width="auto" style:text-underline-color="font-color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5.626cm" svg:height="0.962cm" svg:x="6.642cm" svg:y="3.301cm">
          <draw:text-box>
            <text:p text:style-name="P1"><text:span text:style-name="T1">D</text:span><text:span text:style-name="T1">ih</text:span><text:span text:style-name="T1">a</text:span><text:span text:style-name="T1">d</text:span><text:span text:style-name="T1">r</text:span><text:span text:style-name="T1">o</text:span><text:span text:style-name="T1">n </text:span><text:span text:style-name="T1">C</text:span><text:span text:style-name="T1">o</text:span><text:span text:style-name="T1">M </text:span><text:span text:style-name="T1">fr</text:span><text:span text:style-name="T1">a</text:span><text:span text:style-name="T1">m</text:span><text:span text:style-name="T1">e</text:span></text:p>
          </draw:text-box>
        </draw:frame>
        <draw:line draw:style-name="gr2" draw:text-style-name="P3" draw:layer="layout" svg:x1="6.708cm" svg:y1="6.624cm" svg:x2="11.788cm" svg:y2="4.592cm">
          <text:p/>
        </draw:line>
        <draw:line draw:style-name="gr3" draw:text-style-name="P4" draw:layer="layout" svg:x1="6.962cm" svg:y1="4.592cm" svg:x2="12.296cm" svg:y2="7.132cm">
          <text:p/>
        </draw:line>
        <draw:path draw:style-name="gr4" draw:text-style-name="P4" draw:layer="layout" svg:width="0.717cm" svg:height="0.717cm" draw:transform="rotate (-0.785398163397448) translate (10.302cm 5.178cm)" svg:viewBox="0 0 718 718" svg:d="M0 0c718 0 718 718 718 718">
          <text:p/>
        </draw:path>
        <draw:g>
          <svg:title>TexMaths</svg:title>
          <svg:desc>14§display§P_1§svg§600§FALSE§</svg:desc>
          <draw:polygon draw:style-name="gr5" draw:text-style-name="P5" draw:layer="layout" svg:width="0.511cm" svg:height="0.411cm" svg:x="12.045cm" svg:y="4.398cm" svg:viewBox="0 0 512 412" draw:points="256,412 0,412 0,0 512,0 512,412">
            <text:p/>
          </draw:polygon>
          <draw:path draw:style-name="gr6" draw:text-style-name="P6" draw:layer="layout" svg:width="0.351cm" svg:height="0.337cm" svg:x="12.065cm" svg:y="4.398cm" svg:viewBox="0 0 352 338" svg:d="M130 182h84c69 0 138-52 138-107 0-38-32-75-97-75h-160c-9 0-15 0-15 9 0 7 5 7 15 7 6 0 15 0 21 1 8 0 10 2 10 8 0 1 0 3-1 9l-67 266c-4 19-5 22-45 22-7 0-13 0-13 10 0 6 6 6 8 6 13 0 48-1 62-1 10 0 22 0 32 0s21 1 31 1c5 0 10 0 10-10 0-6-4-6-13-6-18 0-33 0-33-9 0-2 1-4 2-8zM165 34c5-17 5-18 26-18h48c40 0 67 13 67 47 0 19-10 62-29 80-24 22-55 25-76 25h-69z">
            <text:p/>
          </draw:path>
          <draw:path draw:style-name="gr6" draw:text-style-name="P6" draw:layer="layout" svg:width="0.125cm" svg:height="0.229cm" svg:x="12.398cm" svg:y="4.58cm" svg:viewBox="0 0 126 230" svg:d="M78 10c0-10 0-10-10-10-22 21-53 22-68 22v13c8 0 31 0 50-10v177c0 11 0 16-34 16h-14v12c7 0 49-1 62-1 11 0 54 1 62 1v-12h-13c-35 0-35-5-35-16z">
            <text:p/>
          </draw:path>
        </draw:g>
        <draw:g>
          <svg:title>TexMaths</svg:title>
          <svg:desc>14§display§P_2§svg§600§FALSE§</svg:desc>
          <draw:polygon draw:style-name="gr5" draw:text-style-name="P5" draw:layer="layout" svg:width="0.511cm" svg:height="0.411cm" svg:x="6.053cm" svg:y="6.557cm" svg:viewBox="0 0 512 412" draw:points="256,412 0,412 0,0 512,0 512,412">
            <text:p/>
          </draw:polygon>
          <draw:path draw:style-name="gr6" draw:text-style-name="P6" draw:layer="layout" svg:width="0.351cm" svg:height="0.337cm" svg:x="6.073cm" svg:y="6.557cm" svg:viewBox="0 0 352 338" svg:d="M130 182h84c69 0 138-52 138-107 0-38-32-75-97-75h-160c-9 0-15 0-15 9 0 7 5 7 15 7 6 0 15 0 21 1 8 0 10 2 10 8 0 1 0 3-1 9l-67 266c-4 19-5 22-45 22-7 0-13 0-13 10 0 6 6 6 8 6 13 0 48-1 62-1 10 0 22 0 32 0s21 1 31 1c5 0 10 0 10-10 0-6-4-6-13-6-18 0-33 0-33-9 0-2 1-4 2-8zM165 34c5-17 5-18 26-18h48c40 0 67 13 67 47 0 19-10 62-29 80-24 22-55 25-76 25h-69z">
            <text:p/>
          </draw:path>
          <draw:path draw:style-name="gr6" draw:text-style-name="P6" draw:layer="layout" svg:width="0.152cm" svg:height="0.229cm" svg:x="6.389cm" svg:y="6.739cm" svg:viewBox="0 0 153 230" svg:d="M153 167h-12c-1 8-5 28-9 32-2 2-29 2-34 2h-63c35-33 48-42 69-58 26-21 49-42 49-76 0-41-37-67-81-67-43 0-72 30-72 62 0 18 15 20 18 20 9 0 19-7 19-19 0-6-2-18-20-18 10-25 33-33 50-33 35 0 53 27 53 55 0 31-22 54-33 68l-84 82c-3 3-3 4-3 13h143z">
            <text:p/>
          </draw:path>
        </draw:g>
        <draw:g>
          <svg:title>TexMaths</svg:title>
          <svg:desc>14§display§P_h§svg§600§FALSE§</svg:desc>
          <draw:polygon draw:style-name="gr5" draw:text-style-name="P5" draw:layer="layout" svg:width="0.546cm" svg:height="0.411cm" svg:x="12.363cm" svg:y="6.943cm" svg:viewBox="0 0 547 412" draw:points="273,412 0,412 0,0 547,0 547,412">
            <text:p/>
          </draw:polygon>
          <draw:path draw:style-name="gr6" draw:text-style-name="P6" draw:layer="layout" svg:width="0.351cm" svg:height="0.337cm" svg:x="12.383cm" svg:y="6.943cm" svg:viewBox="0 0 352 338" svg:d="M130 182h84c69 0 138-52 138-107 0-38-32-75-97-75h-160c-9 0-14 0-14 9 0 7 4 7 14 7 6 0 15 0 21 1 8 0 10 2 10 8 0 1 0 3-1 9l-67 265c-4 19-5 23-45 23-7 0-13 0-13 10 0 6 6 6 8 6 13 0 48-2 62-2 11 0 22 0 32 0s21 2 31 2c5 0 10 0 10-11 0-5-4-5-13-5-18 0-33 0-33-9 0-2 1-5 3-8zM166 34c4-17 4-18 25-18h48c41 0 67 13 67 47 0 19-10 61-29 79-24 23-54 26-76 26h-69z">
            <text:p/>
          </draw:path>
          <draw:path draw:style-name="gr6" draw:text-style-name="P6" draw:layer="layout" svg:width="0.188cm" svg:height="0.243cm" svg:x="12.704cm" svg:y="7.115cm" svg:viewBox="0 0 189 244" svg:d="M83 10c0 0 1-4 1-6 0-1-1-4-6-4-6 0-35 2-44 3-3 0-7 1-7 8 0 6 4 6 9 6 15 0 15 2 15 4 0 3 0 5-1 8l-48 196c-2 6-2 7-2 8 0 5 4 11 12 11 4 0 10-2 14-10 1-1 4-14 5-21l9-30c1-6 5-19 6-25 3-12 3-13 10-23 11-18 28-37 55-37 20 0 21 15 21 23 0 21-16 60-21 74-4 10-5 14-5 19 0 18 15 30 33 30 34 0 50-48 50-53s-4-5-6-5c-5 0-5 2-6 6-8 28-24 42-37 42-8 0-9-4-9-12s2-12 8-28c4-11 19-47 19-67 0-6 0-20-14-29-5-6-15-11-31-11-26 0-44 15-57 30z">
            <text:p/>
          </draw:path>
        </draw:g>
        <draw:g>
          <svg:title>TexMaths</svg:title>
          <svg:desc>14§display§{\color{red}\theta}§svg§600§FALSE§</svg:desc>
          <draw:polygon draw:style-name="gr5" draw:text-style-name="P5" draw:layer="layout" svg:width="0.244cm" svg:height="0.342cm" svg:x="10.714cm" svg:y="5.479cm" svg:viewBox="0 0 245 343" draw:points="123,343 0,343 0,0 245,0 245,343">
            <text:p/>
          </draw:polygon>
          <draw:path draw:style-name="gr7" draw:text-style-name="P7" draw:layer="layout" svg:width="0.203cm" svg:height="0.353cm" svg:x="10.734cm" svg:y="5.473cm" svg:viewBox="0 0 204 354" svg:d="M204 101c0-33-9-101-60-101-68 0-144 139-144 252 0 47 15 102 59 102 70 0 145-142 145-253zM53 169c7-31 17-72 38-106 13-25 31-52 53-52 25 0 27 32 27 60 0 24-3 49-15 98zM151 185c-6 22-16 65-35 100-16 33-35 58-57 58-16 0-27-15-27-61 0-20 4-49 16-97z">
            <text:p/>
          </draw:path>
        </draw:g>
        <draw:g>
          <svg:title>TexMaths</svg:title>
          <svg:desc>14§display§{\color{blue}\pi^+}§svg§600§FALSE§</svg:desc>
          <draw:polygon draw:style-name="gr5" draw:text-style-name="P5" draw:layer="layout" svg:width="0.601cm" svg:height="0.418cm" svg:x="10.336cm" svg:y="4.34cm" svg:viewBox="0 0 602 419" draw:points="300,419 0,419 0,0 602,0 602,419">
            <text:p/>
          </draw:polygon>
          <draw:path draw:style-name="gr8" draw:text-style-name="P8" draw:layer="layout" svg:width="0.266cm" svg:height="0.218cm" svg:x="10.349cm" svg:y="4.544cm" svg:viewBox="0 0 267 219" svg:d="M118 29h56c-17 73-22 94-22 128 0 7 0 20 5 37 4 23 10 25 18 25 10 0 20-9 20-19 0-3 0-4-3-10-15-36-15-69-15-82 0-27 3-53 9-79h57c6 0 24 0 24-17 0-12-10-12-19-12h-166c-11 0-30 0-52 24-18 19-30 41-30 43 0 1 0 6 6 6 4 0 5-2 7-6 25-38 54-38 63-38h29c-16 60-42 119-64 165-3 7-3 8-3 11 0 10 8 14 14 14 15 0 19-14 24-33 8-22 8-23 14-48z">
            <text:p/>
          </draw:path>
          <draw:path draw:style-name="gr8" draw:text-style-name="P8" draw:layer="layout" svg:width="0.253cm" svg:height="0.255cm" svg:x="10.659cm" svg:y="4.34cm" svg:viewBox="0 0 254 256" svg:d="M136 136h106c5 0 12 0 12-8 0-9-7-9-12-9h-106v-107c0-4 0-12-8-12-9 0-9 8-9 12v107h-107c-4 0-12 0-12 9 0 8 8 8 12 8h107v106c0 5 0 14 9 14 8 0 8-8 8-14z">
            <text:p/>
          </draw:path>
        </draw:g>
        <draw:g>
          <svg:title>TexMaths</svg:title>
          <svg:desc>14§display§{\color{blue}\pi^-}§svg§600§FALSE§</svg:desc>
          <draw:polygon draw:style-name="gr5" draw:text-style-name="P5" draw:layer="layout" svg:width="0.607cm" svg:height="0.418cm" svg:x="7.636cm" svg:y="6.441cm" svg:viewBox="0 0 608 419" draw:points="304,419 0,419 0,0 608,0 608,419">
            <text:p/>
          </draw:polygon>
          <draw:path draw:style-name="gr8" draw:text-style-name="P8" draw:layer="layout" svg:width="0.266cm" svg:height="0.218cm" svg:x="7.649cm" svg:y="6.645cm" svg:viewBox="0 0 267 219" svg:d="M118 29h56c-17 73-21 94-21 128 0 7 0 20 4 37 5 23 10 25 18 25 10 0 20-9 20-19 0-3 0-4-3-10-15-36-15-69-15-82 0-27 4-53 9-79h57c6 0 24 0 24-17 0-12-10-12-19-12h-166c-11 0-30 0-52 24-18 19-30 41-30 43 0 1 0 6 6 6 4 0 5-2 7-6 25-38 54-38 63-38h29c-16 60-42 119-63 165-4 7-4 8-4 11 0 10 8 14 14 14 15 0 19-14 24-33 8-22 8-23 14-48z">
            <text:p/>
          </draw:path>
          <draw:path draw:style-name="gr8" draw:text-style-name="P8" draw:layer="layout" svg:width="0.233cm" svg:height="0.017cm" svg:x="7.971cm" svg:y="6.56cm" svg:viewBox="0 0 234 18" svg:d="M221 18c4 0 13 0 13-9s-7-9-13-9h-208c-5 0-13 0-13 9s8 9 13 9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5-06T12:11:14.845526793</meta:creation-date>
    <dc:date>2022-05-06T12:14:30.324821204</dc:date>
    <meta:editing-duration>PT3M15S</meta:editing-duration>
    <meta:editing-cycles>1</meta:editing-cycles>
    <meta:generator>LibreOffice/6.0.7.3$Linux_X86_64 LibreOffice_project/00m0$Build-3</meta:generator>
    <meta:document-statistic meta:object-count="27"/>
  </office:meta>
</office:document-meta>
</file>